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1.59cm" fo:min-width="2.61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95cm" fo:min-width="3cm"/>
    </style:style>
    <style:style style:name="gr4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cm" svg:height="2.6cm" svg:x="3cm" svg:y="15.1cm">
          <text:p text:style-name="P1">Custo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4cm" svg:height="2.6cm" svg:x="13.201cm" svg:y="15.101cm">
          <text:p text:style-name="P1">Develo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7.4cm" svg:y1="16.4cm" svg:x2="13.201cm" svg:y2="16.401cm" draw:start-shape="id1" draw:start-glue-point="10" draw:end-shape="id2" draw:end-glue-point="6" svg:d="M7400 16400h2901v1h2900" svg:viewBox="0 0 5802 2">
          <text:p text:style-name="P1">request<text:line-break/>increment</text:p>
        </draw:connector>
        <draw:custom-shape draw:style-name="gr3" draw:text-style-name="P3" xml:id="id4" draw:id="id4" draw:layer="layout" svg:width="3.5cm" svg:height="2.2cm" svg:x="8.55cm" svg:y="5.4cm">
          <text:p text:style-name="P1">Walking<text:line-break/>Skeleton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5cm" svg:height="2.2cm" svg:x="8.55cm" svg:y="9.7cm">
          <text:p text:style-name="P1">Increment n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3cm" svg:y1="9.7cm" svg:x2="10.3cm" svg:y2="7.6cm" draw:start-shape="id3" draw:start-glue-point="0" draw:end-shape="id4" draw:end-glue-point="2" svg:d="M10300 9700v-2100" svg:viewBox="0 0 1 2101">
          <text:p/>
        </draw:connector>
        <draw:connector draw:style-name="gr2" draw:text-style-name="P3" draw:layer="layout" svg:x1="5.2cm" svg:y1="15.1cm" svg:x2="8.55cm" svg:y2="10.8cm" draw:start-shape="id1" draw:start-glue-point="4" draw:end-shape="id3" draw:end-glue-point="3" svg:d="M5200 15100v-4300h3350" svg:viewBox="0 0 3351 4301">
          <text:p text:style-name="P1"/>
        </draw:connector>
        <draw:connector draw:style-name="gr2" draw:text-style-name="P3" draw:layer="layout" svg:x1="15.401cm" svg:y1="15.101cm" svg:x2="12.05cm" svg:y2="10.8cm" draw:start-shape="id2" draw:start-glue-point="4" draw:end-shape="id3" draw:end-glue-point="1" svg:d="M15401 15101v-4301h-3351" svg:viewBox="0 0 3352 4302">
          <text:p text:style-name="P1"/>
        </draw:connector>
        <draw:frame draw:style-name="gr5" draw:text-style-name="P4" draw:layer="layout" svg:width="1.526cm" svg:height="0.962cm" svg:x="3.7cm" svg:y="12.45cm">
          <draw:text-box>
            <text:p>test</text:p>
          </draw:text-box>
        </draw:frame>
        <draw:frame draw:style-name="gr5" draw:text-style-name="P4" draw:layer="layout" svg:width="2.263cm" svg:height="0.962cm" svg:x="15.6cm" svg:y="12.45cm">
          <draw:text-box>
            <text:p>cre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08:55:46.679832422</meta:creation-date>
    <dc:date>2019-11-11T09:06:13.160772180</dc:date>
    <meta:editing-duration>PT16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